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1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#d62e4e"/>
    </style:style>
    <style:style style:name="ce17" style:family="table-cell" style:parent-style-name="Default">
      <style:table-cell-properties fo:background-color="#3465a4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Default"/>
        <table:table-row table:style-name="ro1">
          <table:table-cell table:style-name="ce1" office:value-type="string" calcext:value-type="string">
            <text:p>Api endpoint = prefix = api/v1/</text:p>
          </table:table-cell>
          <table:table-cell table:style-name="ce1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goutal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/p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/delet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/p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/put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/clear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/delete – same as clear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/put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/clear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/delete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put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clear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delete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put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clear</text:p>
          </table:table-cell>
          <table:table-cell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00/00/00</text:date>, <text:time style:data-style-name="N2" text:time-value="09:45:33.290543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1:11:19.620945940</meta:creation-date>
    <meta:generator>LibreOffice/25.2.5.2$Linux_X86_64 LibreOffice_project/03d19516eb2e1dd5d4ccd751a0d6f35f35e08022</meta:generator>
    <dc:date>2025-08-03T22:46:38.890691111</dc:date>
    <meta:editing-duration>PT5H21M53S</meta:editing-duration>
    <meta:editing-cycles>16</meta:editing-cycles>
    <meta:document-statistic meta:table-count="1" meta:cell-count="31" meta:object-count="0"/>
  </office:meta>
</office:document-meta>
</file>